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6864f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35e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9b94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officeooo:rsid="10048e31"/>
    </style:style>
    <style:style style:name="T172" style:family="text">
      <style:text-properties style:font-name="Liberation Sans1" officeooo:rsid="10048e31"/>
    </style:style>
    <style:style style:name="T173" style:family="text">
      <style:text-properties officeooo:rsid="10048e31" style:font-size-asian="11pt" style:font-size-complex="11pt"/>
    </style:style>
    <style:style style:name="T17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6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7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officeooo:rsid="101b90cf"/>
    </style:style>
    <style:style style:name="T184" style:family="text">
      <style:text-properties officeooo:rsid="10b5b188"/>
    </style:style>
    <style:style style:name="T18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officeooo:rsid="101e15d6"/>
    </style:style>
    <style:style style:name="T188" style:family="text">
      <style:text-properties officeooo:rsid="10a19599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font-name="Liberation Sans1" fo:font-size="12pt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meest gebruikt, vergelijkbaar met Ubuntu</text:span>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vergelijkbaar met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</text:span><text:span text:style-name="T144">vergelijkbaar met Windows</text:span><text:span text:style-name="T145">, </text:span><text:span text:style-name="T144">voor </text:span><text:span text:style-name="T146">z</text:span><text:span text:style-name="T146">e</text:span><text:span text:style-name="T146">e</text:span><text:span text:style-name="T146">r </text:span><text:span text:style-name="T144">oude computers</text:span><text:span text:style-name="T147"><text:line-break/></text:span><text:span text:style-name="Strong_20_Emphasis"><text:span text:style-name="T148">O</text:span></text:span><text:span text:style-name="Strong_20_Emphasis"><text:span text:style-name="T149">p </text:span></text:span><text:a xlink:type="simple" xlink:href="https://karelzimmer.nl/" text:style-name="Internet_20_link" text:visited-style-name="Visited_20_Internet_20_Link"><text:span text:style-name="Strong_20_Emphasis"><text:span text:style-name="T150">karelzimmer.nl</text:span></text:span></text:a><text:span text:style-name="Strong_20_Emphasis"><text:span text:style-name="T149">, </text:span></text:span><text:span text:style-name="Strong_20_Emphasis"><text:span text:style-name="T148">onder </text:span></text:span><text:span text:style-name="Strong_20_Emphasis"><text:span text:style-name="T151">Linux!</text:span></text:span><text:span text:style-name="Strong_20_Emphasis"><text:span text:style-name="T148">, </text:span></text:span><text:span text:style-name="Strong_20_Emphasis"><text:span text:style-name="T152">boven</text:span></text:span><text:span text:style-name="Strong_20_Emphasis"><text:span text:style-name="T153">aan de</text:span></text:span><text:span text:style-name="Strong_20_Emphasis"><text:span text:style-name="T152"> </text:span></text:span><text:span text:style-name="Strong_20_Emphasis"><text:span text:style-name="T151">Linux info</text:span></text:span><text:span text:style-name="Strong_20_Emphasis"><text:span text:style-name="T148">, vindt u instructies voor het maken van een opstartbare USB-stick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5"> </text:span><text:span text:style-name="Strong_20_Emphasis"><text:span text:style-name="T156">Live </text:span></text:span><text:span text:style-name="Strong_20_Emphasis"><text:span text:style-name="T157">system (amd64)</text:span></text:span><text:span text:style-name="T158"> </text:span><text:span text:style-name="T159">en druk op de </text:span><text:span text:style-name="T160">Enter</text:span><text:span text:style-name="T161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2">Start de installatie</text:span><text:span text:style-name="T163"> </text:span><text:span text:style-name="T76">via </text:span><text:span text:style-name="T164">een </text:span><text:span text:style-name="T165">klik op </text:span><text:span text:style-name="Strong_20_Emphasis"><text:span text:style-name="T166">Activities</text:span></text:span><text:span text:style-name="T165"> en </text:span><text:span text:style-name="T167">een </text:span><text:span text:style-name="T165">klik op</text:span><text:span text:style-name="T168"> </text:span><text:span text:style-name="Strong_20_Emphasis"><text:span text:style-name="T169">Install Debia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1">Typ</text:span><text:span text:style-name="T172"> </text:span><text:span text:style-name="User_20_Entry"><text:span text:style-name="T173">live</text:span></text:span><text:span text:style-name="T172"> als</text:span><text:span text:style-name="T17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4">Volg de installatieschermen en vul deze in.</text:span></text:span><text:span text:style-name="T17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6">Maak verbinding met het </text:span><text:span text:style-name="T177">netwerk</text:span><text:span text:style-name="T176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2">Bij </text:span><text:span text:style-name="Strong_20_Emphasis"><text:span text:style-name="T178">Welcome</text:span></text:span><text:span text:style-name="T16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79">K</text:span><text:span text:style-name="T162">ies </text:span><text:span text:style-name="Strong_20_Emphasis"><text:span text:style-name="T178">Nederlands</text:span></text:span><text:span text:style-name="T162"> </text:span><text:span text:style-name="T180">en klik op </text:span><text:span text:style-name="Strong_20_Emphasis"><text:span text:style-name="T181">Volgend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2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3">B</text:span>ij <text:span text:style-name="T182">Regio</text:span> <text:span text:style-name="T183">kies</text:span> <text:span text:style-name="T182">Europa</text:span> <text:span text:style-name="T184">en </text:span><text:span text:style-name="T185">klik op </text:span><text:span text:style-name="Strong_20_Emphasis"><text:span text:style-name="T186">Volgend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2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7">K</text:span>ies <text:span text:style-name="T182">English (US)</text:span> <text:span text:style-name="T188">en </text:span><text:span text:style-name="Strong_20_Emphasis"><text:span text:style-name="T188">English (US, intl., with dead keys)</text:span></text:span><text:span text:style-name="T188">, </text:span><text:span text:style-name="T184">en </text:span><text:span text:style-name="T185">klik op </text:span><text:span text:style-name="Strong_20_Emphasis"><text:span text:style-name="T186">Volgend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89">Bij </text:span><text:span text:style-name="Strong_20_Emphasis"><text:span text:style-name="T190">Gebruikers</text:span>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1">V</text:span><text:span text:style-name="T189">ul in </text:span><text:span text:style-name="Strong_20_Emphasis"><text:span text:style-name="T192">Wat is je naam?</text:span></text:span><text:span text:style-name="T193"> &lt;</text:span><text:span text:style-name="T194">gebruiker&gt;</text:span><text:span text:style-name="T195">,</text:span><text:span text:style-name="Strong_20_Emphasis"><text:span text:style-name="T196"><text:line-break/></text:span></text:span><text:span text:style-name="Strong_20_Emphasis"><text:span text:style-name="T192">Welke naam wil je gebruiken om in te loggen?</text:span></text:span><text:span text:style-name="T197"> &lt;</text:span><text:span text:style-name="T198">gebruikers</text:span><text:span text:style-name="T194">naam&gt;</text:span><text:span text:style-name="T162">,</text:span><text:span text:style-name="Strong_20_Emphasis"><text:span text:style-name="T199"><text:line-break/></text:span></text:span><text:span text:style-name="Strong_20_Emphasis"><text:span text:style-name="T200">Wat is de </text:span></text:span><text:span text:style-name="Strong_20_Emphasis"><text:span text:style-name="T192">naam van deze </text:span></text:span><text:span text:style-name="Strong_20_Emphasis"><text:span text:style-name="T200">computer</text:span></text:span><text:span text:style-name="Strong_20_Emphasis"><text:span text:style-name="T201"> </text:span></text:span><text:span text:style-name="T202">&lt;</text:span><text:span text:style-name="T194">computernaam&gt;</text:span><text:span text:style-name="T193">,</text:span></text:p>
            <text:p text:style-name="P64"><text:span text:style-name="T197">v</text:span><text:span text:style-name="T193">ul </text:span><text:span text:style-name="T203">tweemaal het </text:span><text:span text:style-name="Strong_20_Emphasis"><text:span text:style-name="T204">wachtwoord</text:span></text:span><text:span text:style-name="T203"> </text:span><text:span text:style-name="T193">in</text:span><text:span text:style-name="T205"> </text:span><text:span text:style-name="T180">en klik op </text:span><text:span text:style-name="Strong_20_Emphasis"><text:span text:style-name="T206">Volgende</text:span></text:span><text:span text:style-name="T180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7">Installatie </text:span></text:span><text:span text:style-name="Strong_20_Emphasis"><text:span text:style-name="T208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09">Aanmelden als </text:span><text:span text:style-name="T60">&lt;</text:span><text:span text:style-name="T62">gebruike</text:span><text:span text:style-name="T63">r&gt;</text:span><text:span text:style-name="T16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0">☐</text:span></text:span></text:p>
          </table:table-cell>
          <table:table-cell table:style-name="_33_._5f_Installatie_5f_afronden.C3" office:value-type="string">
            <text:p text:style-name="P74"><text:span text:style-name="T211">Volg de welkomstschermen.</text:span><text:span text:style-name="T212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3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3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4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5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6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7"> </text:span><text:span text:style-name="Strong_20_Emphasis"><text:span text:style-name="T218">3</text:span></text:span><text:span text:style-name="T219"> </text:span><text:span text:style-name="T220">Installatie</text:span><text:span text:style-name="T221"> </text:span><text:span text:style-name="T222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3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09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4">E</text:span><text:span text:style-name="T225">v</text:span><text:span text:style-name="T226">en</text:span><text:span text:style-name="T227">t</text:span><text:span text:style-name="T228">uele </text:span><text:span text:style-name="T229">extra </text:span><text:span text:style-name="T71">gebruiker</text:span><text:span text:style-name="T229">s aanmelden </text:span><text:span text:style-name="T230">en dezelfde stappen uitvoeren</text:span><text:span text:style-name="T231">.</text:span></text:p></text:note-body></text:note></text:span><text:span text:style-name="T209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2">Volg de welkomstschermen.</text:span><text:span text:style-name="T233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5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7"> </text:span><text:span text:style-name="Strong_20_Emphasis"><text:span text:style-name="T218">4</text:span></text:span><text:span text:style-name="T219"> </text:span><text:span text:style-name="T236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37">E</text:span><text:span text:style-name="T238">inde c</text:span><text:span text:style-name="T239">hecklist, </text:span><text:span text:style-name="T240">d</text:span><text:span text:style-name="T239">e</text:span><text:span text:style-name="T241"> installatie van </text:span><text:span text:style-name="T241"><text:user-field-get text:name="Distro">Debian</text:user-field-get></text:span><text:span text:style-name="T116"><text:s/></text:span><text:span text:style-name="T117">Des</text:span><text:span text:style-name="T242">k</text:span><text:span text:style-name="T117">top</text:span><text:span text:style-name="T118"> </text:span><text:span text:style-name="T241">is voltooid.</text:span></text:p>
      <text:p text:style-name="P101"/>
      <text:list text:style-name="L2">
        <text:list-header>
          <text:p text:style-name="P102"><text:span text:style-name="T243">Geschreven door </text:span><text:a xlink:type="simple" xlink:href="mailto:info@karelzimmer.nl?subject=Checklist%20installatie%20Linux" text:style-name="Internet_20_link" text:visited-style-name="Visited_20_Internet_20_Link"><text:span text:style-name="T244">Karel Zimmer</text:span></text:a><text:span text:style-name="T245">.</text:span></text:p>
          <text:p text:style-name="P103"><text:span text:style-name="T246">Licentie </text:span><text:span text:style-name="T245">C</text:span><text:span text:style-name="T247">C0</text:span><text:span text:style-name="T245"> 1.0 </text:span><text:span text:style-name="T24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12T08:19:31.669370471">12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08:19:31.601659232</dc:date>
    <meta:keyword>Installatie</meta:keyword>
    <meta:keyword>Checklist</meta:keyword>
    <meta:keyword>Linux</meta:keyword>
    <meta:editing-cycles>7149</meta:editing-cycles>
    <meta:editing-duration>P13DT2H37M45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40" meta:character-count="3652" meta:non-whitespace-character-count="3180"/>
    <meta:user-defined meta:name="Info 1"/>
    <meta:user-defined meta:name="Info 2"/>
    <meta:user-defined meta:name="Info 3"/>
    <meta:user-defined meta:name="Info 4"/>
  </office:meta>
</office:document-meta>
</file>